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P5" style:family="paragraph" style:parent-style-name="Standard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lt;div&gt; &lt;a th:if="${data.hasPrevious()}" th:href="@{|/post/comment/${post_id}/list?page=${data.number - 1}|}"&gt;이전&lt;/a&gt; &lt;span th:text="${data.number + 1}"&gt;&lt;/span&gt; / &lt;span th:text="${data.totalPages}"&gt;&lt;/span&gt; &lt;a th:if="${data.hasNext()}" th:href="@{|/post/comment/${post_id}/list?page=${data.number + 1}|}"&gt;다음&lt;/a&gt; &lt;/div&gt; 이거 동작하는 원리좀 알려줘 </text:p>
      <text:h text:style-name="Heading_20_6" text:outline-level="6">ChatGPT의 말:</text:h>
      <text:p text:style-name="Text_20_body">ChatGPT</text:p>
      <text:p text:style-name="Text_20_body">해당 코드는 페이지네이션 기능을 구현한 것입니다. 댓글 목록이 여러 페이지로 나뉘어져 있을 때, 사용자가 이전 페이지나 다음 페이지로 이동할 수 있도록 돕습니다. 이 코드는 Thymeleaf 템플릿 엔진과 함께 동작하며, Spring의 <text:span text:style-name="Source_20_Text">Page</text:span> 객체를 활용한 것입니다. 여기서 <text:span text:style-name="Source_20_Text">data</text:span>는 <text:span text:style-name="Source_20_Text">Page&lt;CommentTable&gt;</text:span> 객체를 나타냅니다.</text:p>
      <text:h text:style-name="Heading_20_3" text:outline-level="3">동작 원리</text:h>
      <text:list xml:id="list6628901024778775957" text:style-name="L1">
        <text:list-item>
          <text:p text:style-name="P1"><text:span text:style-name="Strong_20_Emphasis"><text:span text:style-name="Source_20_Text">th:if="${data.hasPrevious()}"</text:span></text:span>:</text:p>
          <text:list>
            <text:list-item>
              <text:p text:style-name="P3"><text:span text:style-name="Source_20_Text">Page</text:span> 객체의 <text:span text:style-name="Source_20_Text">hasPrevious()</text:span> 메서드를 사용하여, 현재 페이지가 첫 번째 페이지가 아니고, 이전 페이지가 존재할 경우에만 <text:span text:style-name="Source_20_Text">이전</text:span> 링크를 표시합니다.</text:p>
            </text:list-item>
            <text:list-item>
              <text:p text:style-name="P3">즉, 현재 페이지가 첫 번째 페이지라면 <text:span text:style-name="Source_20_Text">이전</text:span> 링크가 보이지 않습니다.</text:p>
            </text:list-item>
          </text:list>
        </text:list-item>
        <text:list-item>
          <text:p text:style-name="P1"><text:span text:style-name="Strong_20_Emphasis"><text:span text:style-name="Source_20_Text">th:href="@{|/post/comment/${post_id}/list?page=${data.number - 1}|}"</text:span></text:span>:</text:p>
          <text:list>
            <text:list-item>
              <text:p text:style-name="P3">이 부분은 Thymeleaf의 URL 표현식입니다. <text:span text:style-name="Source_20_Text">@{}</text:span>를 사용하여 동적으로 URL을 생성합니다.</text:p>
            </text:list-item>
            <text:list-item>
              <text:p text:style-name="P3"><text:span text:style-name="Source_20_Text">post_id</text:span>는 현재 포스트의 ID 값이며, <text:span text:style-name="Source_20_Text">data.number - 1</text:span>은 이전 페이지의 번호를 의미합니다.</text:p>
            </text:list-item>
            <text:list-item>
              <text:p text:style-name="P3"><text:span text:style-name="Source_20_Text">data.number</text:span>는 현재 페이지 번호를 나타내며, <text:span text:style-name="Source_20_Text">0</text:span>부터 시작하므로 <text:span text:style-name="Source_20_Text">data.number - 1</text:span>은 이전 페이지를 가리킵니다.</text:p>
            </text:list-item>
          </text:list>
        </text:list-item>
        <text:list-item>
          <text:p text:style-name="P1"><text:span text:style-name="Strong_20_Emphasis"><text:span text:style-name="Source_20_Text">&lt;span th:text="${data.number + 1}"&gt;&lt;/span&gt; / &lt;span th:text="${data.totalPages}"&gt;&lt;/span&gt;</text:span></text:span>:</text:p>
          <text:list>
            <text:list-item>
              <text:p text:style-name="P3">현재 페이지 번호와 전체 페이지 수를 표시합니다.</text:p>
            </text:list-item>
            <text:list-item>
              <text:p text:style-name="P3"><text:span text:style-name="Source_20_Text">data.number + 1</text:span>: 페이지 번호는 0부터 시작하므로, 사용자가 보는 페이지 번호는 1을 더한 값입니다.</text:p>
            </text:list-item>
            <text:list-item>
              <text:p text:style-name="P3"><text:span text:style-name="Source_20_Text">data.totalPages</text:span>: 전체 페이지 수를 나타냅니다.</text:p>
            </text:list-item>
          </text:list>
        </text:list-item>
        <text:list-item>
          <text:p text:style-name="P1"><text:span text:style-name="Strong_20_Emphasis"><text:span text:style-name="Source_20_Text">th:if="${data.hasNext()}"</text:span></text:span>:</text:p>
          <text:list>
            <text:list-item>
              <text:p text:style-name="P3"><text:span text:style-name="Source_20_Text">Page</text:span> 객체의 <text:span text:style-name="Source_20_Text">hasNext()</text:span> 메서드를 사용하여, 현재 페이지가 마지막 페이지가 아니고, 다음 페이지가 존재할 경우에만 <text:span text:style-name="Source_20_Text">다음</text:span> 링크를 표시합니다.</text:p>
            </text:list-item>
            <text:list-item>
              <text:p text:style-name="P3">마지막 페이지에 도달하면 <text:span text:style-name="Source_20_Text">다음</text:span> 링크가 보이지 않습니다.</text:p>
            </text:list-item>
          </text:list>
        </text:list-item>
        <text:list-item>
          <text:p text:style-name="P1"><text:span text:style-name="Strong_20_Emphasis"><text:span text:style-name="Source_20_Text">th:href="@{|/post/comment/${post_id}/list?page=${data.number + 1}|}"</text:span></text:span>:</text:p>
          <text:list>
            <text:list-item>
              <text:p text:style-name="P3"><text:span text:style-name="Source_20_Text">data.number + 1</text:span>은 다음 페이지의 번호를 나타냅니다.</text:p>
            </text:list-item>
            <text:list-item>
              <text:p text:style-name="P1">사용자가 <text:span text:style-name="Source_20_Text">다음</text:span> 링크를 클릭하면, 해당 페이지 번호에 맞는 댓글 목록으로 이동하게 됩니다.</text:p>
            </text:list-item>
          </text:list>
        </text:list-item>
      </text:list>
      <text:h text:style-name="Heading_20_3" text:outline-level="3"><text:soft-page-break/>요약:</text:h>
      <text:list xml:id="list933327207867266153" text:style-name="L2">
        <text:list-item>
          <text:p text:style-name="P4"><text:span text:style-name="Strong_20_Emphasis">이전/다음 링크</text:span>는 <text:span text:style-name="Source_20_Text">Page</text:span> 객체의 <text:span text:style-name="Source_20_Text">hasPrevious()</text:span> 및 <text:span text:style-name="Source_20_Text">hasNext()</text:span> 메서드를 사용하여, 이전 페이지와 다음 페이지가 있는 경우에만 표시됩니다.</text:p>
        </text:list-item>
        <text:list-item>
          <text:p text:style-name="P4"><text:span text:style-name="Strong_20_Emphasis">페이지 번호</text:span>는 <text:span text:style-name="Source_20_Text">data.number + 1</text:span>로 현재 페이지를 1부터 표시하고, <text:span text:style-name="Source_20_Text">data.totalPages</text:span>로 전체 페이지 수를 표시합니다.</text:p>
        </text:list-item>
        <text:list-item>
          <text:p text:style-name="P2">링크를 클릭할 때는 <text:span text:style-name="Source_20_Text">data.number - 1</text:span> 및 <text:span text:style-name="Source_20_Text">data.number + 1</text:span>을 사용하여 이전 페이지와 다음 페이지로 이동하게 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0T16:06:51.24</meta:creation-date>
    <meta:document-statistic meta:table-count="0" meta:image-count="0" meta:object-count="0" meta:page-count="2" meta:paragraph-count="26" meta:word-count="724" meta:character-count="1722"/>
    <dc:date>2024-09-10T16:07:01.34</dc:date>
    <meta:editing-duration>PT10S</meta:editing-duration>
    <meta:editing-cycles>1</meta:editing-cycles>
    <meta:generator>OpenOffice/4.1.15$Win32 OpenOffice.org_project/4115m2$Build-9813</meta:generator>
  </office:meta>
</office:document-meta>
</file>